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WARNING:absl:`lr`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deprecat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optimizer</text:p>
          </table:table-cell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`learning_rate`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optimizer</text:p>
          </table:table-cell>
          <table:table-cell/>
          <table:table-cell office:value-type="string" calcext:value-type="string">
            <text:p>e.g.</text:p>
          </table:table-cell>
          <table:table-cell office:value-type="string" calcext:value-type="string">
            <text:p>tf.keras.optimizers.legacy.Adam.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6.7061" calcext:value-type="float">
            <text:p>6.70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0348" calcext:value-type="float">
            <text:p>0.0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6.0515" calcext:value-type="float">
            <text:p>6.05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0556" calcext:value-type="float">
            <text:p>0.0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5.7301" calcext:value-type="float">
            <text:p>5.7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0768" calcext:value-type="float">
            <text:p>0.0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5.3452" calcext:value-type="float">
            <text:p>5.3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1025" calcext:value-type="float">
            <text:p>0.1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1381" calcext:value-type="float">
            <text:p>0.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4.4355" calcext:value-type="float">
            <text:p>4.4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1884" calcext:value-type="float">
            <text:p>0.1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3.9948" calcext:value-type="float">
            <text:p>3.9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2382" calcext:value-type="float">
            <text:p>0.2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3.581" calcext:value-type="float">
            <text:p>3.5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2887" calcext:value-type="float">
            <text:p>0.2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3.2016" calcext:value-type="float">
            <text:p>3.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3627" calcext:value-type="float">
            <text:p>0.3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2.8519" calcext:value-type="float">
            <text:p>2.8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4337" calcext:value-type="float">
            <text:p>0.4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2.5349" calcext:value-type="float">
            <text:p>2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4955" calcext:value-type="float">
            <text:p>0.4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2.2512" calcext:value-type="float">
            <text:p>2.2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5556" calcext:value-type="float">
            <text:p>0.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9981" calcext:value-type="float">
            <text:p>1.99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6037" calcext:value-type="float">
            <text:p>0.6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7799" calcext:value-type="float">
            <text:p>1.77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6435" calcext:value-type="float">
            <text:p>0.6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6037" calcext:value-type="float">
            <text:p>1.60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6779" calcext:value-type="float">
            <text:p>0.6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4382" calcext:value-type="float">
            <text:p>1.4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12" calcext:value-type="float">
            <text:p>0.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3068" calcext:value-type="float">
            <text:p>1.3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291" calcext:value-type="float">
            <text:p>0.7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1946" calcext:value-type="float">
            <text:p>1.19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537" calcext:value-type="float">
            <text:p>0.7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1019" calcext:value-type="float">
            <text:p>1.1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673" calcext:value-type="float">
            <text:p>0.7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1.0334" calcext:value-type="float">
            <text:p>1.0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763" calcext:value-type="float">
            <text:p>0.7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9588" calcext:value-type="float">
            <text:p>0.9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828" calcext:value-type="float">
            <text:p>0.7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914" calcext:value-type="float">
            <text:p>0.7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8543" calcext:value-type="float">
            <text:p>0.8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938" calcext:value-type="float">
            <text:p>0.7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8215" calcext:value-type="float">
            <text:p>0.8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7995" calcext:value-type="float">
            <text:p>0.7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7853" calcext:value-type="float">
            <text:p>0.78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02" calcext:value-type="float">
            <text:p>0.8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1" calcext:value-type="float">
            <text:p>0.8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7244" calcext:value-type="float">
            <text:p>0.7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838" calcext:value-type="float">
            <text:p>0.68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715" calcext:value-type="float">
            <text:p>0.67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585" calcext:value-type="float">
            <text:p>0.6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459" calcext:value-type="float">
            <text:p>0.64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396" calcext:value-type="float">
            <text:p>0.6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283" calcext:value-type="float">
            <text:p>0.62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137" calcext:value-type="float">
            <text:p>0.6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111" calcext:value-type="float">
            <text:p>0.6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067" calcext:value-type="float">
            <text:p>0.60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6" calcext:value-type="float">
            <text:p>0.8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6019" calcext:value-type="float">
            <text:p>0.6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982" calcext:value-type="float">
            <text:p>0.59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943" calcext:value-type="float">
            <text:p>0.59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927" calcext:value-type="float">
            <text:p>0.59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79" calcext:value-type="float">
            <text:p>0.58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74" calcext:value-type="float">
            <text:p>0.58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39" calcext:value-type="float">
            <text:p>0.58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05" calcext:value-type="float">
            <text:p>0.58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05" calcext:value-type="float">
            <text:p>0.58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88" calcext:value-type="float">
            <text:p>0.57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53" calcext:value-type="float">
            <text:p>0.57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56" calcext:value-type="float">
            <text:p>0.5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44" calcext:value-type="float">
            <text:p>0.5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34" calcext:value-type="float">
            <text:p>0.5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39" calcext:value-type="float">
            <text:p>0.57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03" calcext:value-type="float">
            <text:p>0.57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79" calcext:value-type="float">
            <text:p>0.56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98" calcext:value-type="float">
            <text:p>0.56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41" calcext:value-type="float">
            <text:p>0.56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3" calcext:value-type="float">
            <text:p>0.56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64" calcext:value-type="float">
            <text:p>0.5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3" calcext:value-type="float">
            <text:p>0.56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07" calcext:value-type="float">
            <text:p>0.57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67" calcext:value-type="float">
            <text:p>0.56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93" calcext:value-type="float">
            <text:p>0.56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6" calcext:value-type="float">
            <text:p>0.8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24" calcext:value-type="float">
            <text:p>0.56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09" calcext:value-type="float">
            <text:p>0.5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6" calcext:value-type="float">
            <text:p>0.8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08" calcext:value-type="float">
            <text:p>0.5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27" calcext:value-type="float">
            <text:p>0.56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6" calcext:value-type="float">
            <text:p>0.8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08" calcext:value-type="float">
            <text:p>0.5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6" calcext:value-type="float">
            <text:p>0.8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82" calcext:value-type="float">
            <text:p>0.55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7" calcext:value-type="float">
            <text:p>0.5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78" calcext:value-type="float">
            <text:p>0.5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6" calcext:value-type="float">
            <text:p>0.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5" calcext:value-type="float">
            <text:p>0.5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1" calcext:value-type="float">
            <text:p>0.5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3" calcext:value-type="float">
            <text:p>0.5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66" calcext:value-type="float">
            <text:p>0.55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5" calcext:value-type="float">
            <text:p>0.5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22" calcext:value-type="float">
            <text:p>0.55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4" calcext:value-type="float">
            <text:p>0.5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1" calcext:value-type="float">
            <text:p>0.5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5" calcext:value-type="float">
            <text:p>0.5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92" calcext:value-type="float">
            <text:p>0.5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3" calcext:value-type="float">
            <text:p>0.5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35" calcext:value-type="float">
            <text:p>0.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9" calcext:value-type="float">
            <text:p>0.5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21" calcext:value-type="float">
            <text:p>0.55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2" calcext:value-type="float">
            <text:p>0.55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65" calcext:value-type="float">
            <text:p>0.55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9" calcext:value-type="float">
            <text:p>0.8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3" calcext:value-type="float">
            <text:p>0.55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99" calcext:value-type="float">
            <text:p>0.56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48" calcext:value-type="float">
            <text:p>0.57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09" calcext:value-type="float">
            <text:p>0.8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1" calcext:value-type="float">
            <text:p>0.5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31" calcext:value-type="float">
            <text:p>0.5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4" calcext:value-type="float">
            <text:p>0.55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4" calcext:value-type="float">
            <text:p>0.5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6" calcext:value-type="float">
            <text:p>0.55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1" calcext:value-type="float">
            <text:p>0.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22" calcext:value-type="float">
            <text:p>0.55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1" calcext:value-type="float">
            <text:p>0.5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4" calcext:value-type="float">
            <text:p>0.5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5" calcext:value-type="float">
            <text:p>0.5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4" calcext:value-type="float">
            <text:p>0.54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6" calcext:value-type="float">
            <text:p>0.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6" calcext:value-type="float">
            <text:p>0.55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3" calcext:value-type="float">
            <text:p>0.54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3" calcext:value-type="float">
            <text:p>0.55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4" calcext:value-type="float">
            <text:p>0.5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1" calcext:value-type="float">
            <text:p>0.5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1" calcext:value-type="float">
            <text:p>0.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6" calcext:value-type="float">
            <text:p>0.5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4" calcext:value-type="float">
            <text:p>0.5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4" calcext:value-type="float">
            <text:p>0.5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1" calcext:value-type="float">
            <text:p>0.5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2" calcext:value-type="float">
            <text:p>0.5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4" calcext:value-type="float">
            <text:p>0.5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9" calcext:value-type="float">
            <text:p>0.5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7" calcext:value-type="float">
            <text:p>0.54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3" calcext:value-type="float">
            <text:p>0.54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6" calcext:value-type="float">
            <text:p>0.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2" calcext:value-type="float">
            <text:p>0.5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8" calcext:value-type="float">
            <text:p>0.5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6" calcext:value-type="float">
            <text:p>0.5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8" calcext:value-type="float">
            <text:p>0.54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1" calcext:value-type="float">
            <text:p>0.5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6" calcext:value-type="float">
            <text:p>0.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6" calcext:value-type="float">
            <text:p>0.5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76" calcext:value-type="float">
            <text:p>0.55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2" calcext:value-type="float">
            <text:p>0.5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2" calcext:value-type="float">
            <text:p>0.5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2" calcext:value-type="float">
            <text:p>0.5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9" calcext:value-type="float">
            <text:p>0.54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6" calcext:value-type="float">
            <text:p>0.5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7" calcext:value-type="float">
            <text:p>0.5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1" calcext:value-type="float">
            <text:p>0.5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4" calcext:value-type="float">
            <text:p>0.8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8" calcext:value-type="float">
            <text:p>0.55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7" calcext:value-type="float">
            <text:p>0.54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6" calcext:value-type="float">
            <text:p>0.5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9" calcext:value-type="float">
            <text:p>0.54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9" calcext:value-type="float">
            <text:p>0.54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5" calcext:value-type="float">
            <text:p>0.5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4" calcext:value-type="float">
            <text:p>0.54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7" calcext:value-type="float">
            <text:p>0.54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3" calcext:value-type="float">
            <text:p>0.5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4" calcext:value-type="float">
            <text:p>0.54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2" calcext:value-type="float">
            <text:p>0.5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5" calcext:value-type="float">
            <text:p>0.5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6" calcext:value-type="float">
            <text:p>0.5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8" calcext:value-type="float">
            <text:p>0.5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3" calcext:value-type="float">
            <text:p>0.54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9" calcext:value-type="float">
            <text:p>0.54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2" calcext:value-type="float">
            <text:p>0.54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5" calcext:value-type="float">
            <text:p>0.5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5" calcext:value-type="float">
            <text:p>0.5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6" calcext:value-type="float">
            <text:p>0.5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6" calcext:value-type="float">
            <text:p>0.54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7" calcext:value-type="float">
            <text:p>0.54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9" calcext:value-type="float">
            <text:p>0.5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6" calcext:value-type="float">
            <text:p>0.5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2" calcext:value-type="float">
            <text:p>0.5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7" calcext:value-type="float">
            <text:p>0.54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67" calcext:value-type="float">
            <text:p>0.56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2" calcext:value-type="float">
            <text:p>0.5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9" calcext:value-type="float">
            <text:p>0.5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4" calcext:value-type="float">
            <text:p>0.5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9" calcext:value-type="float">
            <text:p>0.5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4" calcext:value-type="float">
            <text:p>0.5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7" calcext:value-type="float">
            <text:p>0.5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" calcext:value-type="float">
            <text:p>0.5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6" calcext:value-type="float">
            <text:p>0.5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6" calcext:value-type="float">
            <text:p>0.5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3" calcext:value-type="float">
            <text:p>0.54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3" calcext:value-type="float">
            <text:p>0.54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3" calcext:value-type="float">
            <text:p>0.54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2" calcext:value-type="float">
            <text:p>0.5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1" calcext:value-type="float">
            <text:p>0.54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4" calcext:value-type="float">
            <text:p>0.54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4" calcext:value-type="float">
            <text:p>0.54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5" calcext:value-type="float">
            <text:p>0.54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6" calcext:value-type="float">
            <text:p>0.5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5" calcext:value-type="float">
            <text:p>0.5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1" calcext:value-type="float">
            <text:p>0.54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8" calcext:value-type="float">
            <text:p>0.5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6" calcext:value-type="float">
            <text:p>0.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2" calcext:value-type="float">
            <text:p>0.5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3" calcext:value-type="float">
            <text:p>0.5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2" calcext:value-type="float">
            <text:p>0.54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1" calcext:value-type="float">
            <text:p>0.54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9" calcext:value-type="float">
            <text:p>0.54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1" calcext:value-type="float">
            <text:p>0.5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8" calcext:value-type="float">
            <text:p>0.5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5" calcext:value-type="float">
            <text:p>0.5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6" calcext:value-type="float">
            <text:p>0.5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6" calcext:value-type="float">
            <text:p>0.5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62" calcext:value-type="float">
            <text:p>0.5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96" calcext:value-type="float">
            <text:p>0.5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09" calcext:value-type="float">
            <text:p>0.8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9" calcext:value-type="float">
            <text:p>0.55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4" calcext:value-type="float">
            <text:p>0.8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9" calcext:value-type="float">
            <text:p>0.5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2" calcext:value-type="float">
            <text:p>0.54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2" calcext:value-type="float">
            <text:p>0.5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1" calcext:value-type="float">
            <text:p>0.54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7" calcext:value-type="float">
            <text:p>0.5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2" calcext:value-type="float">
            <text:p>0.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2" calcext:value-type="float">
            <text:p>0.54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3" calcext:value-type="float">
            <text:p>0.5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7" calcext:value-type="float">
            <text:p>0.5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2" calcext:value-type="float">
            <text:p>0.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3" calcext:value-type="float">
            <text:p>0.5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9" calcext:value-type="float">
            <text:p>0.8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1" calcext:value-type="float">
            <text:p>0.5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2" calcext:value-type="float">
            <text:p>0.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4" calcext:value-type="float">
            <text:p>0.5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5" calcext:value-type="float">
            <text:p>0.5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2" calcext:value-type="float">
            <text:p>0.5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4" calcext:value-type="float">
            <text:p>0.53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2" calcext:value-type="float">
            <text:p>0.5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7" calcext:value-type="float">
            <text:p>0.5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6" calcext:value-type="float">
            <text:p>0.54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61" calcext:value-type="float">
            <text:p>0.5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8" calcext:value-type="float">
            <text:p>0.55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5" calcext:value-type="float">
            <text:p>0.5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8" calcext:value-type="float">
            <text:p>0.54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4" calcext:value-type="float">
            <text:p>0.5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1" calcext:value-type="float">
            <text:p>0.54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7" calcext:value-type="float">
            <text:p>0.54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7" calcext:value-type="float">
            <text:p>0.54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8" calcext:value-type="float">
            <text:p>0.5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9" calcext:value-type="float">
            <text:p>0.5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9" calcext:value-type="float">
            <text:p>0.5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4" calcext:value-type="float">
            <text:p>0.5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3" calcext:value-type="float">
            <text:p>0.5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8" calcext:value-type="float">
            <text:p>0.5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1" calcext:value-type="float">
            <text:p>0.5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3" calcext:value-type="float">
            <text:p>0.5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4" calcext:value-type="float">
            <text:p>0.5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7" calcext:value-type="float">
            <text:p>0.5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5" calcext:value-type="float">
            <text:p>0.5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7" calcext:value-type="float">
            <text:p>0.54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9" calcext:value-type="float">
            <text:p>0.5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6" calcext:value-type="float">
            <text:p>0.5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9" calcext:value-type="float">
            <text:p>0.5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2" calcext:value-type="float">
            <text:p>0.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03" calcext:value-type="float">
            <text:p>0.57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3" calcext:value-type="float">
            <text:p>0.80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01" calcext:value-type="float">
            <text:p>0.57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6" calcext:value-type="float">
            <text:p>0.55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32" calcext:value-type="float">
            <text:p>0.5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2" calcext:value-type="float">
            <text:p>0.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5" calcext:value-type="float">
            <text:p>0.5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6" calcext:value-type="float">
            <text:p>0.5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5" calcext:value-type="float">
            <text:p>0.5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7" calcext:value-type="float">
            <text:p>0.5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5" calcext:value-type="float">
            <text:p>0.5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4" calcext:value-type="float">
            <text:p>0.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9" calcext:value-type="float">
            <text:p>0.5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9" calcext:value-type="float">
            <text:p>0.5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9" calcext:value-type="float">
            <text:p>0.5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2" calcext:value-type="float">
            <text:p>0.5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3" calcext:value-type="float">
            <text:p>0.5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7" calcext:value-type="float">
            <text:p>0.5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2" calcext:value-type="float">
            <text:p>0.5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7" calcext:value-type="float">
            <text:p>0.5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9" calcext:value-type="float">
            <text:p>0.5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7" calcext:value-type="float">
            <text:p>0.5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6" calcext:value-type="float">
            <text:p>0.53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8" calcext:value-type="float">
            <text:p>0.5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6" calcext:value-type="float">
            <text:p>0.54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8" calcext:value-type="float">
            <text:p>0.8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5" calcext:value-type="float">
            <text:p>0.54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54" calcext:value-type="float">
            <text:p>0.54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3" calcext:value-type="float">
            <text:p>0.5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5" calcext:value-type="float">
            <text:p>0.5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6" calcext:value-type="float">
            <text:p>0.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5" calcext:value-type="float">
            <text:p>0.5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8" calcext:value-type="float">
            <text:p>0.53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6" calcext:value-type="float">
            <text:p>0.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9" calcext:value-type="float">
            <text:p>0.5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4" calcext:value-type="float">
            <text:p>0.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5" calcext:value-type="float">
            <text:p>0.5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5" calcext:value-type="float">
            <text:p>0.5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7" calcext:value-type="float">
            <text:p>0.5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4" calcext:value-type="float">
            <text:p>0.5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7" calcext:value-type="float">
            <text:p>0.5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22" calcext:value-type="float">
            <text:p>0.56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1" calcext:value-type="float">
            <text:p>0.8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4" calcext:value-type="float">
            <text:p>0.5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6" calcext:value-type="float">
            <text:p>0.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6" calcext:value-type="float">
            <text:p>0.5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3" calcext:value-type="float">
            <text:p>0.5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5" calcext:value-type="float">
            <text:p>0.5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1" calcext:value-type="float">
            <text:p>0.5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8" calcext:value-type="float">
            <text:p>0.54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3" calcext:value-type="float">
            <text:p>0.54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37" calcext:value-type="float">
            <text:p>0.5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8" calcext:value-type="float">
            <text:p>0.5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1" calcext:value-type="float">
            <text:p>0.5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4" calcext:value-type="float">
            <text:p>0.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9" calcext:value-type="float">
            <text:p>0.5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7" calcext:value-type="float">
            <text:p>0.5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4" calcext:value-type="float">
            <text:p>0.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4" calcext:value-type="float">
            <text:p>0.5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9" calcext:value-type="float">
            <text:p>0.5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4" calcext:value-type="float">
            <text:p>0.5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5" calcext:value-type="float">
            <text:p>0.5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4" calcext:value-type="float">
            <text:p>0.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5" calcext:value-type="float">
            <text:p>0.5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9" calcext:value-type="float">
            <text:p>0.8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3" calcext:value-type="float">
            <text:p>0.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4" calcext:value-type="float">
            <text:p>0.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7" calcext:value-type="float">
            <text:p>0.5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1" calcext:value-type="float">
            <text:p>0.5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02" calcext:value-type="float">
            <text:p>0.8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8" calcext:value-type="float">
            <text:p>0.55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9" calcext:value-type="float">
            <text:p>0.54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8" calcext:value-type="float">
            <text:p>0.53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6" calcext:value-type="float">
            <text:p>0.53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7" calcext:value-type="float">
            <text:p>0.5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5" calcext:value-type="float">
            <text:p>0.5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5" calcext:value-type="float">
            <text:p>0.5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5" calcext:value-type="float">
            <text:p>0.5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7" calcext:value-type="float">
            <text:p>0.5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4" calcext:value-type="float">
            <text:p>0.5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7" calcext:value-type="float">
            <text:p>0.5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15" calcext:value-type="float">
            <text:p>0.5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7" calcext:value-type="float">
            <text:p>0.5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9" calcext:value-type="float">
            <text:p>0.5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9" calcext:value-type="float">
            <text:p>0.5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5" calcext:value-type="float">
            <text:p>0.5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5" calcext:value-type="float">
            <text:p>0.5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3" calcext:value-type="float">
            <text:p>0.5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02" calcext:value-type="float">
            <text:p>0.5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6" calcext:value-type="float">
            <text:p>0.5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9" calcext:value-type="float">
            <text:p>0.5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3" calcext:value-type="float">
            <text:p>0.5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1" calcext:value-type="float">
            <text:p>0.5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8" calcext:value-type="float">
            <text:p>0.5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6" calcext:value-type="float">
            <text:p>0.5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7" calcext:value-type="float">
            <text:p>0.5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04" calcext:value-type="float">
            <text:p>0.5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47" calcext:value-type="float">
            <text:p>0.5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5" calcext:value-type="float">
            <text:p>0.5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8" calcext:value-type="float">
            <text:p>0.5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7" calcext:value-type="float">
            <text:p>0.8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99" calcext:value-type="float">
            <text:p>0.54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52" calcext:value-type="float">
            <text:p>0.57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9" calcext:value-type="float">
            <text:p>0.8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49" calcext:value-type="float">
            <text:p>0.56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2" calcext:value-type="float">
            <text:p>0.5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6" calcext:value-type="float">
            <text:p>0.5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9" calcext:value-type="float">
            <text:p>0.5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9" calcext:value-type="float">
            <text:p>0.53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19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5" calcext:value-type="float">
            <text:p>0.5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8" calcext:value-type="float">
            <text:p>0.5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5" calcext:value-type="float">
            <text:p>0.5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5" calcext:value-type="float">
            <text:p>0.5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6" calcext:value-type="float">
            <text:p>0.55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5" calcext:value-type="float">
            <text:p>0.8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818" calcext:value-type="float">
            <text:p>0.58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6" calcext:value-type="float">
            <text:p>0.8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39" calcext:value-type="float">
            <text:p>0.56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4" calcext:value-type="float">
            <text:p>0.5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5" calcext:value-type="float">
            <text:p>0.5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8" calcext:value-type="float">
            <text:p>0.53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3" calcext:value-type="float">
            <text:p>0.5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7" calcext:value-type="float">
            <text:p>0.8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3" calcext:value-type="float">
            <text:p>0.5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1" calcext:value-type="float">
            <text:p>0.5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s</text:p>
          </table:table-cell>
          <table:table-cell office:value-type="string" calcext:value-type="string">
            <text:p>20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3" calcext:value-type="float">
            <text:p>0.5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1" calcext:value-type="float">
            <text:p>0.8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2" calcext:value-type="float">
            <text:p>0.8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21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19" calcext:value-type="float">
            <text:p>0.8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9" calcext:value-type="float">
            <text:p>0.5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1" calcext:value-type="float">
            <text:p>0.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18" calcext:value-type="float">
            <text:p>0.55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6" calcext:value-type="float">
            <text:p>0.8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6" calcext:value-type="float">
            <text:p>0.5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4" calcext:value-type="float">
            <text:p>0.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5" calcext:value-type="float">
            <text:p>0.5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5" calcext:value-type="float">
            <text:p>0.5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3" calcext:value-type="float">
            <text:p>0.5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6" calcext:value-type="float">
            <text:p>0.5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2" calcext:value-type="float">
            <text:p>0.5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1" calcext:value-type="float">
            <text:p>0.5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8" calcext:value-type="float">
            <text:p>0.5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7" calcext:value-type="float">
            <text:p>0.5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16" calcext:value-type="float">
            <text:p>0.8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17" calcext:value-type="float">
            <text:p>0.5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11" calcext:value-type="float">
            <text:p>0.5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7" calcext:value-type="float">
            <text:p>0.5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1" calcext:value-type="float">
            <text:p>0.5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5" calcext:value-type="float">
            <text:p>0.5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" calcext:value-type="float">
            <text:p>0.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2" calcext:value-type="float">
            <text:p>0.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4" calcext:value-type="float">
            <text:p>0.8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9" calcext:value-type="float">
            <text:p>0.5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4" calcext:value-type="float">
            <text:p>0.5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7" calcext:value-type="float">
            <text:p>0.8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0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09" calcext:value-type="float">
            <text:p>0.5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9" calcext:value-type="float">
            <text:p>0.8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46" calcext:value-type="float">
            <text:p>0.5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85" calcext:value-type="float">
            <text:p>0.5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1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5" calcext:value-type="float">
            <text:p>0.8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53" calcext:value-type="float">
            <text:p>0.5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21" calcext:value-type="float">
            <text:p>0.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422" calcext:value-type="float">
            <text:p>0.5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2" calcext:value-type="float">
            <text:p>0.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4" calcext:value-type="float">
            <text:p>0.5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7" calcext:value-type="float">
            <text:p>0.5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2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9" calcext:value-type="float">
            <text:p>0.8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5" calcext:value-type="float">
            <text:p>0.5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4" calcext:value-type="float">
            <text:p>0.5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3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21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5" calcext:value-type="float">
            <text:p>0.5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3" calcext:value-type="float">
            <text:p>0.5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8" calcext:value-type="float">
            <text:p>0.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4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7" calcext:value-type="float">
            <text:p>0.5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9" calcext:value-type="float">
            <text:p>0.5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14" calcext:value-type="float">
            <text:p>0.8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1" calcext:value-type="float">
            <text:p>0.5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5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2" calcext:value-type="float">
            <text:p>0.8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8" calcext:value-type="float">
            <text:p>0.5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5" calcext:value-type="float">
            <text:p>0.8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61" calcext:value-type="float">
            <text:p>0.5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664" calcext:value-type="float">
            <text:p>0.5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799" calcext:value-type="float">
            <text:p>0.57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38" calcext:value-type="float">
            <text:p>0.8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523" calcext:value-type="float">
            <text:p>0.55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75" calcext:value-type="float">
            <text:p>0.5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6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23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52" calcext:value-type="float">
            <text:p>0.53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4" calcext:value-type="float">
            <text:p>0.8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1s</text:p>
          </table:table-cell>
          <table:table-cell office:value-type="string" calcext:value-type="string">
            <text:p>23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8" calcext:value-type="float">
            <text:p>0.80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4" calcext:value-type="float">
            <text:p>0.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" calcext:value-type="float">
            <text:p>0.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21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2" calcext:value-type="float">
            <text:p>0.5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0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7" calcext:value-type="float">
            <text:p>0.8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42" calcext:value-type="float">
            <text:p>0.8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7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7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" calcext:value-type="float">
            <text:p>0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2" calcext:value-type="float">
            <text:p>0.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2" calcext:value-type="float">
            <text:p>0.8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2" calcext:value-type="float">
            <text:p>0.5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9" calcext:value-type="float">
            <text:p>0.8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8" calcext:value-type="float">
            <text:p>0.5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1" calcext:value-type="float">
            <text:p>0.5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3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1" calcext:value-type="float">
            <text:p>0.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09" calcext:value-type="float">
            <text:p>0.5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3" calcext:value-type="float">
            <text:p>0.8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1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3" calcext:value-type="float">
            <text:p>0.8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8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4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59" calcext:value-type="float">
            <text:p>0.8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3" calcext:value-type="float">
            <text:p>0.5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107" calcext:value-type="float">
            <text:p>0.8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1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2" calcext:value-type="float">
            <text:p>0.5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6" calcext:value-type="float">
            <text:p>0.8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2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12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3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09" calcext:value-type="float">
            <text:p>0.5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4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3" calcext:value-type="float">
            <text:p>0.8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5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6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3" calcext:value-type="float">
            <text:p>0.5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64" calcext:value-type="float">
            <text:p>0.8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6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5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6" calcext:value-type="float">
            <text:p>0.5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76" calcext:value-type="float">
            <text:p>0.8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7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16" calcext:value-type="float">
            <text:p>0.5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97" calcext:value-type="float">
            <text:p>0.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8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7" calcext:value-type="float">
            <text:p>0.5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99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8s</text:p>
          </table:table-cell>
          <table:table-cell office:value-type="string" calcext:value-type="string">
            <text:p>209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36" calcext:value-type="float">
            <text:p>0.5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1" calcext:value-type="float">
            <text:p>0.8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00/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32/132</text:p>
          </table:table-cell>
          <table:table-cell office:value-type="string" calcext:value-type="string">
            <text:p>[==============================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s</text:p>
          </table:table-cell>
          <table:table-cell office:value-type="string" calcext:value-type="string">
            <text:p>208ms/ste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ss:</text:p>
          </table:table-cell>
          <table:table-cell office:value-type="float" office:value="0.5325" calcext:value-type="float">
            <text:p>0.5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uracy:</text:p>
          </table:table-cell>
          <table:table-cell office:value-type="float" office:value="0.8085" calcext:value-type="float">
            <text:p>0.8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keras.src.engine.sequential.Sequentia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0x7ef1aa5734f0&gt;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A200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0:10:20.344312513</meta:creation-date>
    <dc:date>2023-09-16T20:17:17.198898330</dc:date>
    <meta:editing-duration>PT6M58S</meta:editing-duration>
    <meta:editing-cycles>1</meta:editing-cycles>
    <meta:document-statistic meta:table-count="1" meta:cell-count="13020" meta:object-count="0"/>
    <meta:generator>LibreOffice/7.6.1.2$Linux_X86_64 LibreOffice_project/60$Build-2</meta:generator>
  </office:meta>
</office:document-meta>
</file>